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ca" fo:country="ES" officeooo:rsid="000cd60f" officeooo:paragraph-rsid="000cd60f"/>
    </style:style>
    <style:style style:name="P2" style:family="paragraph" style:parent-style-name="Text_20_body" style:list-style-name="L1">
      <style:text-properties fo:language="ca" fo:country="ES" officeooo:rsid="000cd60f" officeooo:paragraph-rsid="000cd60f"/>
    </style:style>
    <style:style style:name="P3" style:family="paragraph" style:parent-style-name="Text_20_body">
      <style:text-properties fo:language="ca" fo:country="ES" officeooo:rsid="000d7bc6" officeooo:paragraph-rsid="001050e7"/>
    </style:style>
    <style:style style:name="P4" style:family="paragraph" style:parent-style-name="Text_20_body" style:list-style-name="L1">
      <style:text-properties fo:language="ca" fo:country="ES" officeooo:rsid="000e4c8f" officeooo:paragraph-rsid="000e4c8f"/>
    </style:style>
    <style:style style:name="P5" style:family="paragraph" style:parent-style-name="Text_20_body">
      <style:text-properties fo:language="ca" fo:country="ES" officeooo:rsid="000ea1dd" officeooo:paragraph-rsid="000ea1dd"/>
    </style:style>
    <style:style style:name="P6" style:family="paragraph" style:parent-style-name="Text_20_body">
      <style:text-properties fo:language="ca" fo:country="ES" officeooo:rsid="001050e7" officeooo:paragraph-rsid="001050e7"/>
    </style:style>
    <style:style style:name="P7" style:family="paragraph" style:parent-style-name="Text_20_body" style:list-style-name="L2">
      <style:text-properties fo:language="ca" fo:country="ES" officeooo:rsid="001050e7" officeooo:paragraph-rsid="001050e7"/>
    </style:style>
    <style:style style:name="P8" style:family="paragraph" style:parent-style-name="Text_20_body">
      <style:text-properties fo:language="ca" fo:country="ES" officeooo:rsid="00111c8a" officeooo:paragraph-rsid="00154f8d"/>
    </style:style>
    <style:style style:name="P9" style:family="paragraph" style:parent-style-name="Text_20_body">
      <style:text-properties fo:language="ca" fo:country="ES" officeooo:rsid="0011b5e5" officeooo:paragraph-rsid="0011b5e5"/>
    </style:style>
    <style:style style:name="P10" style:family="paragraph" style:parent-style-name="Text_20_body" style:list-style-name="L3">
      <style:text-properties fo:language="ca" fo:country="ES" officeooo:rsid="0011b5e5" officeooo:paragraph-rsid="0011b5e5"/>
    </style:style>
    <style:style style:name="P11" style:family="paragraph" style:parent-style-name="Text_20_body" style:list-style-name="L3">
      <style:text-properties fo:language="ca" fo:country="ES" officeooo:rsid="0012a84d" officeooo:paragraph-rsid="0012a84d"/>
    </style:style>
    <style:style style:name="P12" style:family="paragraph" style:parent-style-name="Header">
      <style:text-properties fo:language="ca" fo:country="ES" officeooo:rsid="000cd60f" officeooo:paragraph-rsid="000cd60f"/>
    </style:style>
    <style:style style:name="P13" style:family="paragraph" style:parent-style-name="Title">
      <style:text-properties fo:language="ca" fo:country="ES"/>
    </style:style>
    <style:style style:name="T1" style:family="text">
      <style:text-properties fo:font-style="italic" style:font-style-asian="italic" style:font-style-complex="italic"/>
    </style:style>
    <style:style style:name="T2" style:family="text">
      <style:text-properties fo:font-style="italic" officeooo:rsid="000e4c8f" style:font-style-asian="italic" style:font-style-complex="italic"/>
    </style:style>
    <style:style style:name="T3" style:family="text">
      <style:text-properties fo:font-style="italic" officeooo:rsid="00154f8d"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d7bc6" style:font-style-asian="normal" style:font-style-complex="normal"/>
    </style:style>
    <style:style style:name="T6" style:family="text">
      <style:text-properties fo:font-style="normal" officeooo:rsid="000e4c8f" style:font-style-asian="normal" style:font-style-complex="normal"/>
    </style:style>
    <style:style style:name="T7" style:family="text">
      <style:text-properties fo:font-style="normal" officeooo:rsid="000ea1dd" style:font-style-asian="normal" style:font-style-complex="normal"/>
    </style:style>
    <style:style style:name="T8" style:family="text">
      <style:text-properties fo:font-style="normal" officeooo:rsid="001050e7" style:font-style-asian="normal" style:font-style-complex="normal"/>
    </style:style>
    <style:style style:name="T9" style:family="text">
      <style:text-properties fo:font-style="normal" officeooo:rsid="0011b5e5" style:font-style-asian="normal" style:font-style-complex="normal"/>
    </style:style>
    <style:style style:name="T10" style:family="text">
      <style:text-properties fo:font-style="normal" officeooo:rsid="0012a84d" style:font-style-asian="normal" style:font-style-complex="normal"/>
    </style:style>
    <style:style style:name="T11" style:family="text">
      <style:text-properties fo:font-style="normal" officeooo:rsid="001450d3" style:font-style-asian="normal" style:font-style-complex="normal"/>
    </style:style>
    <style:style style:name="T12" style:family="text">
      <style:text-properties fo:font-style="normal" officeooo:rsid="00154f8d" style:font-style-asian="normal" style:font-style-complex="normal"/>
    </style:style>
    <style:style style:name="T13"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ctivitat de Lectura</text:p>
      <text:p text:style-name="P1"/>
      <text:p text:style-name="P1">L'article d'<text:span text:style-name="T1">Eleven Paths</text:span><text:span text:style-name="T4"> és una </text:span><text:span text:style-name="T5">anàlisi</text:span><text:span text:style-name="T4"> interessant i deixa bastant en evidencia l'habilitat dels terroristes en el que es refereix a seguretat informàtica. L'article té </text:span><text:span text:style-name="T6">tres</text:span><text:span text:style-name="T4"> parts fonamentals, però no gaire agrupats per temes:</text:span></text:p>
      <text:list xml:id="list2567048779" text:style-name="L1">
        <text:list-item>
          <text:p text:style-name="P2"><text:span text:style-name="T5">L'anàlisi</text:span><text:span text:style-name="T4"> de </text:span><text:span text:style-name="T5">l'estrany</text:span><text:span text:style-name="T4"> moviment de la CIA </text:span><text:span text:style-name="T6">a través de l'anàlisi de malware i metadata.</text:span></text:p>
        </text:list-item>
        <text:list-item>
          <text:p text:style-name="P4"><text:span text:style-name="T4">Anàlisi de la memòria </text:span><text:span text:style-name="T7">i d’arxius crítics de sistema</text:span></text:p>
        </text:list-item>
        <text:list-item>
          <text:p text:style-name="P2"><text:span text:style-name="T5">L'anàlisi</text:span><text:span text:style-name="T4"> dels </text:span><text:span text:style-name="T5">arxius</text:span><text:span text:style-name="T4"> de registre</text:span></text:p>
        </text:list-item>
      </text:list>
      <text:p text:style-name="P3"><text:span text:style-name="T4">En quant als moviments estranys de la CIA, destaca inicialment, que per algun motiu els documents OFFICE, es van convertir a PDF, probablement per a dificultar, la edició. </text:span><text:span text:style-name="T12">Dedueixen</text:span><text:span text:style-name="T6"> mitjançant </text:span><text:span text:style-name="T2">MetaShield Clean-up Online</text:span><text:span text:style-name="T6"> com s’ha dut a terme aquesta conversió.</text:span><text:span text:style-name="T4"> També es varen desactivar els arxius .exe, molt probablement degut a la gran quantitat de malware trobat, com es comentarà a continuació. Addicionalment, alguns PDFs van ser incorrectament convertits ¿potser per amagar alguna classe d’informació que és millor que no sigui pública? </text:span></text:p>
      <text:p text:style-name="P3"><text:span text:style-name="T6">Encara més estrany és la quantitat d’arxius marcats per la CIA com a malware. </text:span><text:span text:style-name="T2">Eleven Paths</text:span><text:span text:style-name="T6"> ha realitzat una anàlisi de les signatures dels virus mitjançant eines automatitzades (virusTotal) i molts dels arxius marcats com a malware per la CIA, no son reconeguts com a tal. Una anàlisi manual indica que no hi ha evidencia de malware per a molts arxius, pel que deixa una porta oberta a la imaginació ¿Per què la CIA ha eliminat aquests arxius classificant-los com a malware si no hi ha clara evidencia de que ho siguin?</text:span></text:p>
      <text:p text:style-name="P5"><text:span text:style-name="T6">E</text:span><text:span text:style-name="T4">ncara més interessant és l’anàlisi que fa dels arxius hiberfil.sys i pagefil.sys. El primer és un arxiu de volcat de memòria i el segon una mena de «swap» que conté segments de processos, URLs, contrasenyes. L'anàlisi dels arxius mostra novament la presencia gens estranya de malware i algunes contrasenyes de FTP. És soprenent la quantitat de malware troba</text:span><text:span text:style-name="T8">t</text:span><text:span text:style-name="T4">.</text:span></text:p>
      <text:p text:style-name="P5"><text:span text:style-name="T4">Els antivirus que utilitzaven els terroristes eren ESET32 i Kaspersky piratejats i la presencia d’AVG. AVG no és el millor antivirus, i els altres dos sí ho son, però tindran dificultats per a actualitzar les signatures sent software piratejat. </text:span></text:p>
      <text:p text:style-name="P6"><text:span text:style-name="T1">Eleven paths </text:span><text:span text:style-name="T4">indica que a través del procés LSAS de l’arxiu hiberfil.sys, es pot arribar a verificar les credencials, i van trobar que no utilitzaven contrasenyes. En resum, la primera part de l’article subratlla 3 aspectes que denoten una mala seguretat. Només l’ús de proxies podria entendre’s com un aspecte positiu:</text:span></text:p>
      <text:list xml:id="list1174485483" text:style-name="L2">
        <text:list-item>
          <text:p text:style-name="P7"><text:span text:style-name="T4">Gran quantitat de malware detectat als equips</text:span></text:p>
        </text:list-item>
        <text:list-item>
          <text:p text:style-name="P7"><text:span text:style-name="T4">No utilitzaven contrasenyes d’inici de sessió</text:span></text:p>
        </text:list-item>
        <text:list-item>
          <text:p text:style-name="P7"><text:span text:style-name="T4">Utilitzaven Proxies per a visitar forums islàmics.</text:span></text:p>
        </text:list-item>
        <text:list-item>
          <text:p text:style-name="P7"><text:span text:style-name="T4">Utilitzaven antivirus piratejats</text:span></text:p>
        </text:list-item>
      </text:list>
      <text:p text:style-name="P6"><text:span text:style-name="T4"/></text:p>
      <text:p text:style-name="P8"><text:span text:style-name="T6">L</text:span><text:span text:style-name="T4">a segona part de l’article, </text:span><text:span text:style-name="T1">Eleven Paths</text:span><text:span text:style-name="T4">, fa ús d’arxius de registre com HIVE, SAM y SYSTEM. Novament fa descobriments interessants: molts dels equips utilitzaven les mateixes llicències «públiques» de windows XP i es torna a confirmar que no utilitzaven contrasenyes d’inici de sessió. Amb HIVE i SYSTEM son capaços de </text:span><text:span text:style-name="T12">conèixer</text:span><text:span text:style-name="T4"> els programes que s’iniciaven a l’iniciar el sistema </text:span><text:soft-page-break/><text:span text:style-name="T4">operatiu i novament troben senyals de software maliciós. </text:span></text:p>
      <text:p text:style-name="P8"><text:span text:style-name="T4">Un dels objectius de l’estudi era trobar contrasenyes per a la comunicació entre terroristes, </text:span><text:span text:style-name="T9">i en aquesta cerca, van trobar una carta que parlava de mesures de seguretat addicionals, com comprimir </text:span><text:span text:style-name="T12">arxius i posar-li</text:span><text:span text:style-name="T9"> contrasenya i </text:span><text:span text:style-name="T12">després</text:span><text:span text:style-name="T9"> canviant </text:span><text:span text:style-name="T12">les </text:span><text:span text:style-name="T9">extensions de l’arxiu </text:span><text:span text:style-name="T12">a algun format multimèdia (mp3 per ex)</text:span><text:span text:style-name="T9">. </text:span><text:span text:style-name="T12">Gràcies a </text:span><text:span text:style-name="T3">Metashield </text:span><text:span text:style-name="T12">Protector, es descobreix </text:span><text:span text:style-name="T9">correspondencia </text:span><text:span text:style-name="T12">entre gent islàmica </text:span><text:span text:style-name="T9">mostrant certa inquietud per a la seguretat de les comunicacions. </text:span><text:span text:style-name="T12">És un dels pocs punts on es mostra un cert interès per aquesta classe d’aspectes.</text:span><text:span text:style-name="T9"> També asseguren que llegien llibres de hacking cosa que resulta sorprenent degut a la falta general de seguretat informàtica dels seus sistemes.</text:span></text:p>
      <text:p text:style-name="P9"><text:span text:style-name="T4">En conclusió es poden detectar, en total, molts aspectes que fan referència a la seguretat informàtica dels ordinadors requisats als terroristes:</text:span></text:p>
      <text:list xml:id="list1580129166" text:style-name="L3">
        <text:list-item>
          <text:p text:style-name="P10"><text:span text:style-name="T13">Mecanismes d’autenticació d’usuari</text:span><text:span text:style-name="T4">. Son aparentment inexistents: la majoria d’ordinadors no disposen de cap tipus de contrasenya d’inici de sessió. </text:span><text:span text:style-name="T10">Addicionalment, els mecanismes d’encriptació del registre, son superats per Eleven Paths. Son capaços d’assegurar que no utilitzaven contrasenyes per 2 vies diferents.</text:span></text:p>
        </text:list-item>
        <text:list-item>
          <text:p text:style-name="P11"><text:span text:style-name="T13">Protecció de dades</text:span><text:span text:style-name="T4">. De forma genèrica no hi ha cap tipus d’encriptació de dades més enllà de les pròpies, per defecte, del sistema operatiu. Es troben algunes cartes on es comenten algunes tècniques molt simples d’encriptació. Probablement eren con</text:span><text:span text:style-name="T12">s</text:span><text:span text:style-name="T4">cients de la necessitat de protegir les dades mitjançant encriptació. Però no parlen d’AES, TKIP o altres tècniques, parlen de comprimir arxius amb contrasenya ignorant el tipus de xifratge.</text:span></text:p>
        </text:list-item>
        <text:list-item>
          <text:p text:style-name="P11"><text:span text:style-name="T13">Codi maliciós</text:span><text:span text:style-name="T4">. Es detecta gran quantitat de malware </text:span><text:span text:style-name="T12">i per tot arreu, moltes signatures de malware, molts programes que s’executen a l’inici clarament perniciosos...</text:span><text:span text:style-name="T4"> Un altre tipus de codi que pot resultar maliciós és el que denomina </text:span><text:span text:style-name="T1">Eleven Paths</text:span><text:span text:style-name="T4"> com a warez (material subjecte a cop</text:span><text:span text:style-name="T11">yright utilitzat infringint-lo)</text:span><text:span text:style-name="T4">. No és software necessàriament maliciós, però </text:span><text:span text:style-name="T11">comporten clars problemes de seguretat</text:span><text:span text:style-name="T4">. </text:span><text:span text:style-name="T11">A més, concretament es comenta que s’utilitza el sistema operatiu piratejat i els antivirus. Aquests dos warez fan que les signatures d’antivirus pugin no actualitzar-se i les vulnerabilitats del sistema operatiu, tampoc. Poden tenir una gran influència en la quantitat de malware detecta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ca" fo:country="E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ca" fo:country="ES" officeooo:rsid="000cd60f" officeooo:paragraph-rsid="000cd60f"/>
    </style:style>
    <style:page-layout style:name="Mpm1">
      <style:page-layout-properties fo:page-width="21.001cm" fo:page-height="29.7cm" style:num-format="1" style:print-orientation="portrait" fo:margin-top="1.45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016cm" fo:margin-bottom="0.499cm"/>
      </style:header-style>
      <style:footer-style/>
    </style:page-layout>
  </office:automatic-styles>
  <office:master-styles>
    <style:master-page style:name="Standard" style:page-layout-name="Mpm1">
      <style:header>
        <text:p text:style-name="MP1">Ripoll Vitini, Leopoldo</text:p>
        <text:p text:style-name="MP1">AXISO: Activitat de lectura mòdul 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28S</meta:editing-duration>
    <meta:editing-cycles>4</meta:editing-cycles>
    <meta:generator>LibreOffice/5.4.3.2$Windows_X86_64 LibreOffice_project/92a7159f7e4af62137622921e809f8546db437e5</meta:generator>
    <dc:date>2017-12-21T20:54:24.158000000</dc:date>
    <meta:document-statistic meta:table-count="0" meta:image-count="0" meta:object-count="0" meta:page-count="2" meta:paragraph-count="22" meta:word-count="835" meta:character-count="5361" meta:non-whitespace-character-count="4555"/>
    <meta:user-defined meta:name="Info 1"/>
    <meta:user-defined meta:name="Info 2"/>
    <meta:user-defined meta:name="Info 3"/>
    <meta:user-defined meta:name="Info 4"/>
  </office:meta>
</office:document-meta>
</file>